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Sheet1" table:style-name="ta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ampling design</text:p>
          </table:table-cell>
          <table:table-cell office:value-type="string">
            <text:p>Estimate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  <table:table-cell office:value-type="string">
            <text:p>User</text:p>
          </table:table-cell>
          <table:table-cell office:value-type="string">
            <text:p>Username</text:p>
          </table:table-cell>
          <table:table-cell office:value-type="string">
            <text:p>Email address</text:p>
          </table:table-cell>
        </table:table-row>
        <table:table-row>
          <table:table-cell office:value-type="string">
            <text:p>Convenience</text:p>
          </table:table-cell>
          <table:table-cell office:value-type="float" office:value="0.333717">
            <text:p>0.333717</text:p>
          </table:table-cell>
          <table:table-cell office:value-type="float" office:value="0.316052">
            <text:p>0.316052</text:p>
          </table:table-cell>
          <table:table-cell office:value-type="float" office:value="0.351382">
            <text:p>0.351382</text:p>
          </table:table-cell>
          <table:table-cell office:value-type="string">
            <text:p>Stephanie Neal</text:p>
          </table:table-cell>
          <table:table-cell office:value-type="string">
            <text:p>neal013</text:p>
          </table:table-cell>
          <table:table-cell office:value-type="string">
            <text:p>neal013@cougars.csusm.edu</text:p>
          </table:table-cell>
        </table:table-row>
        <table:table-row>
          <table:table-cell office:value-type="string">
            <text:p>Simple Random Sampling</text:p>
          </table:table-cell>
          <table:table-cell office:value-type="float" office:value="0.460458">
            <text:p>0.460458</text:p>
          </table:table-cell>
          <table:table-cell office:value-type="float" office:value="0.444045">
            <text:p>0.444045</text:p>
          </table:table-cell>
          <table:table-cell office:value-type="float" office:value="0.476871">
            <text:p>0.476871</text:p>
          </table:table-cell>
          <table:table-cell office:value-type="string">
            <text:p>Stephanie Neal</text:p>
          </table:table-cell>
          <table:table-cell office:value-type="string">
            <text:p>neal013</text:p>
          </table:table-cell>
          <table:table-cell office:value-type="string">
            <text:p>neal013@cougars.csusm.edu</text:p>
          </table:table-cell>
        </table:table-row>
        <table:table-row>
          <table:table-cell office:value-type="string">
            <text:p>Stratified Random Sampling</text:p>
          </table:table-cell>
          <table:table-cell office:value-type="float" office:value="0.457245417">
            <text:p>0.457245417</text:p>
          </table:table-cell>
          <table:table-cell office:value-type="float" office:value="0.438366777">
            <text:p>0.438366777</text:p>
          </table:table-cell>
          <table:table-cell office:value-type="float" office:value="0.476124058">
            <text:p>0.476124058</text:p>
          </table:table-cell>
          <table:table-cell office:value-type="string">
            <text:p>Stephanie Neal</text:p>
          </table:table-cell>
          <table:table-cell office:value-type="string">
            <text:p>neal013</text:p>
          </table:table-cell>
          <table:table-cell office:value-type="string">
            <text:p>neal013@cougars.csusm.edu</text:p>
          </table:table-cell>
        </table:table-row>
        <table:table-row>
          <table:table-cell office:value-type="string">
            <text:p>Convenience</text:p>
          </table:table-cell>
          <table:table-cell office:value-type="float" office:value="0.331711">
            <text:p>0.331711</text:p>
          </table:table-cell>
          <table:table-cell office:value-type="float" office:value="0.314460416">
            <text:p>0.314460416</text:p>
          </table:table-cell>
          <table:table-cell office:value-type="float" office:value="0.348961584">
            <text:p>0.348961584</text:p>
          </table:table-cell>
          <table:table-cell office:value-type="string">
            <text:p>Marcus Hubbell</text:p>
          </table:table-cell>
          <table:table-cell office:value-type="string">
            <text:p>hubbe002</text:p>
          </table:table-cell>
          <table:table-cell office:value-type="string">
            <text:p>hubbe002@cougars.csusm.edu</text:p>
          </table:table-cell>
        </table:table-row>
        <table:table-row>
          <table:table-cell office:value-type="string">
            <text:p>Simple Random Sampling</text:p>
          </table:table-cell>
          <table:table-cell office:value-type="float" office:value="0.461556">
            <text:p>0.461556</text:p>
          </table:table-cell>
          <table:table-cell office:value-type="float" office:value="0.445844415">
            <text:p>0.445844415</text:p>
          </table:table-cell>
          <table:table-cell office:value-type="float" office:value="0.477267585">
            <text:p>0.477267585</text:p>
          </table:table-cell>
          <table:table-cell office:value-type="string">
            <text:p>Marcus Hubbell</text:p>
          </table:table-cell>
          <table:table-cell office:value-type="string">
            <text:p>hubbe002</text:p>
          </table:table-cell>
          <table:table-cell office:value-type="string">
            <text:p>hubbe002@cougars.csusm.edu</text:p>
          </table:table-cell>
        </table:table-row>
        <table:table-row>
          <table:table-cell office:value-type="string">
            <text:p>Stratified Random Sampling</text:p>
          </table:table-cell>
          <table:table-cell office:value-type="float" office:value="0.471811843">
            <text:p>0.471811843</text:p>
          </table:table-cell>
          <table:table-cell office:value-type="float" office:value="0.447896821">
            <text:p>0.447896821</text:p>
          </table:table-cell>
          <table:table-cell office:value-type="float" office:value="0.495726865">
            <text:p>0.495726865</text:p>
          </table:table-cell>
          <table:table-cell office:value-type="string">
            <text:p>Marcus Hubbell</text:p>
          </table:table-cell>
          <table:table-cell office:value-type="string">
            <text:p>hubbe002</text:p>
          </table:table-cell>
          <table:table-cell office:value-type="string">
            <text:p>hubbe002@cougars.csusm.ed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0.4 (Build: 20160509)</meta:generator>
    <meta:initial-creator>William Kristan</meta:initial-creator>
    <meta:creation-date>2016-10-12T10:51:01</meta:creation-date>
    <meta:document-statistic meta:table-count="1" meta:cell-count="0" meta:object-count="0"/>
  </office:meta>
</office:document-meta>
</file>